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</style:style>
    <style:style style:name="ce2" style:family="table-cell" style:parent-style-name="Default">
      <style:table-cell-properties fo:background-color="#e0efd4"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#e0efd4"/>
    </style:style>
    <style:style style:name="ce5" style:family="table-cell" style:parent-style-name="Default" style:data-style-name="N112">
      <style:table-cell-properties fo:background-color="#e0efd4" fo:border="0.06pt solid #000000"/>
    </style:style>
    <style:style style:name="ce21" style:family="table-cell" style:parent-style-name="Default" style:data-style-name="N111">
      <style:table-cell-properties fo:background-color="transparent" fo:border="none"/>
    </style:style>
    <style:style style:name="ce7" style:family="table-cell" style:parent-style-name="Default">
      <style:table-cell-properties fo:background-color="#610506"/>
    </style:style>
    <style:style style:name="ce8" style:family="table-cell" style:parent-style-name="Default">
      <style:table-cell-properties fo:background-color="#ce181e" fo:border="0.06pt solid #000000"/>
    </style:style>
    <style:style style:name="ce9" style:family="table-cell" style:parent-style-name="Default">
      <style:table-cell-properties fo:background-color="#f37b70" fo:border="0.06pt solid #000000"/>
    </style:style>
    <style:style style:name="ce10" style:family="table-cell" style:parent-style-name="Default">
      <style:table-cell-properties fo:background-color="#003d73"/>
    </style:style>
    <style:style style:name="ce11" style:family="table-cell" style:parent-style-name="Default">
      <style:table-cell-properties fo:background-color="#7da7d8" fo:border="0.06pt solid #000000"/>
      <style:text-properties fo:color="#000000"/>
    </style:style>
    <style:style style:name="ce12" style:family="table-cell" style:parent-style-name="Default">
      <style:table-cell-properties fo:background-color="#7da7d8" fo:border="0.06pt solid #000000"/>
    </style:style>
    <style:style style:name="ce13" style:family="table-cell" style:parent-style-name="Default" style:data-style-name="N112">
      <style:table-cell-properties fo:background-color="#f37b70" fo:border="0.06pt solid #000000"/>
    </style:style>
    <style:style style:name="ce14" style:family="table-cell" style:parent-style-name="Default" style:data-style-name="N112">
      <style:table-cell-properties fo:background-color="#7da7d8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69mm" svg:height="71.97mm" svg:x="222.98mm" svg:y="8.5mm">
            <draw:object draw:notify-on-update-of-ranges="Sheet1.H4:Sheet1.H9 Sheet1.I4:Sheet1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69mm" svg:height="90.52mm" svg:x="225.47mm" svg:y="92.44mm">
            <draw:object draw:notify-on-update-of-ranges="Sheet1.H14:Sheet1.H24 Sheet1.I14:Sheet1.I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ccurance</text:p>
          </table:table-cell>
          <table:table-cell table:style-name="ce1" office:value-type="string" calcext:value-type="string">
            <text:p>probability</text:p>
          </table:table-cell>
          <table:table-cell table:number-columns-repeated="2"/>
          <table:table-cell table:style-name="ce7" office:value-type="string" calcext:value-type="string">
            <text:p>Without 2<text:span text:style-name="T1">nd</text:span> beam splitter</text:p>
          </table:table-cell>
          <table:table-cell table:style-name="ce7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office:value-type="float" office:value="2452" calcext:value-type="float">
            <text:p>2452</text:p>
          </table:table-cell>
          <table:table-cell table:formula="of:=[.D3]/SUM([.D3:.D6])" office:value-type="float" office:value="0.29931640625" calcext:value-type="float">
            <text:p>0.2993</text:p>
          </table:table-cell>
          <table:table-cell table:number-columns-repeated="2"/>
          <table:table-cell table:style-name="ce8" office:value-type="string" calcext:value-type="string">
            <text:p>phi</text:p>
          </table:table-cell>
          <table:table-cell table:style-name="ce8" office:value-type="string" calcext:value-type="string">
            <text:p>P(00)/P(q1=0)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1”</text:p>
          </table:table-cell>
          <table:table-cell office:value-type="float" office:value="3474" calcext:value-type="float">
            <text:p>3474</text:p>
          </table:table-cell>
          <table:table-cell table:formula="of:=[.D4]/SUM([.D3:.D6])" office:value-type="float" office:value="0.424072265625" calcext:value-type="float">
            <text:p>0.4241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3" table:formula="of:=[.E3]/([.E3]+[.E5])" office:value-type="float" office:value="0.554374858693195" calcext:value-type="float">
            <text:p>0.5544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10”</text:p>
          </table:table-cell>
          <table:table-cell table:style-name="ce4" office:value-type="float" office:value="1971" calcext:value-type="float">
            <text:p>1971</text:p>
          </table:table-cell>
          <table:table-cell table:formula="of:=[.D5]/SUM([.D3:.D6])" office:value-type="float" office:value="0.2406005859375" calcext:value-type="float">
            <text:p>0.2406</text:p>
          </table:table-cell>
          <table:table-cell table:number-columns-repeated="2"/>
          <table:table-cell table:style-name="ce9" office:value-type="float" office:value="0.25" calcext:value-type="float">
            <text:p>0.25</text:p>
          </table:table-cell>
          <table:table-cell table:style-name="ce13" table:formula="of:=[.E7]/([.E7]+[.E9])" office:value-type="float" office:value="0.542555580507523" calcext:value-type="float">
            <text:p>0.542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11”</text:p>
          </table:table-cell>
          <table:table-cell office:value-type="float" office:value="295" calcext:value-type="float">
            <text:p>295</text:p>
          </table:table-cell>
          <table:table-cell table:formula="of:=[.D6]/SUM([.D3:.D6])" office:value-type="float" office:value="0.0360107421875" calcext:value-type="float">
            <text:p>0.0360</text:p>
          </table:table-cell>
          <table:table-cell table:formula="of:=SUM([.E3:.E6])" office:value-type="float" office:value="1" calcext:value-type="float">
            <text:p>1</text:p>
          </table:table-cell>
          <table:table-cell/>
          <table:table-cell table:style-name="ce9" office:value-type="float" office:value="0.5" calcext:value-type="float">
            <text:p>0.5</text:p>
          </table:table-cell>
          <table:table-cell table:style-name="ce13" table:formula="of:=[.E11]/([.E11]+[.E13])" office:value-type="float" office:value="0.516633177048448" calcext:value-type="float">
            <text:p>0.516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“00”</text:p>
          </table:table-cell>
          <table:table-cell office:value-type="float" office:value="2416" calcext:value-type="float">
            <text:p>2416</text:p>
          </table:table-cell>
          <table:table-cell table:formula="of:=[.D7]/SUM([.D7:.D10])" office:value-type="float" office:value="0.294921875" calcext:value-type="float">
            <text:p>0.2949</text:p>
          </table:table-cell>
          <table:table-cell table:number-columns-repeated="2"/>
          <table:table-cell table:style-name="ce9" office:value-type="float" office:value="0.75" calcext:value-type="float">
            <text:p>0.75</text:p>
          </table:table-cell>
          <table:table-cell table:style-name="ce13" table:formula="of:=[.E15]/([.E15]+[.E17])" office:value-type="float" office:value="0.507371286005897" calcext:value-type="float">
            <text:p>0.5074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“01”</text:p>
          </table:table-cell>
          <table:table-cell table:style-name="ce4" office:value-type="float" office:value="2872" calcext:value-type="float">
            <text:p>2872</text:p>
          </table:table-cell>
          <table:table-cell table:formula="of:=[.D8]/SUM([.D7:.D10])" office:value-type="float" office:value="0.3505859375" calcext:value-type="float">
            <text:p>0.350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3" table:formula="of:=[.E19]/([.E19]+[.E21])" office:value-type="float" office:value="0.514450867052023" calcext:value-type="float">
            <text:p>0.5145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“10”</text:p>
          </table:table-cell>
          <table:table-cell office:value-type="float" office:value="2037" calcext:value-type="float">
            <text:p>2037</text:p>
          </table:table-cell>
          <table:table-cell table:formula="of:=[.D9]/SUM([.D7:.D10])" office:value-type="float" office:value="0.2486572265625" calcext:value-type="float">
            <text:p>0.2487</text:p>
          </table:table-cell>
          <table:table-cell table:number-columns-repeated="2"/>
          <table:table-cell table:style-name="ce9" office:value-type="float" office:value="1.5" calcext:value-type="float">
            <text:p>1.5</text:p>
          </table:table-cell>
          <table:table-cell table:style-name="ce13" table:formula="of:=[.E23]/([.E23]+[.E25])" office:value-type="float" office:value="0.559164733178654" calcext:value-type="float">
            <text:p>0.5592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“11”</text:p>
          </table:table-cell>
          <table:table-cell office:value-type="float" office:value="867" calcext:value-type="float">
            <text:p>867</text:p>
          </table:table-cell>
          <table:table-cell table:formula="of:=[.D10]/SUM([.D7:.D10])" office:value-type="float" office:value="0.1058349609375" calcext:value-type="float">
            <text:p>0.1058</text:p>
          </table:table-cell>
          <table:table-cell table:formula="of:=SUM([.E7:.E1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“00”</text:p>
          </table:table-cell>
          <table:table-cell office:value-type="float" office:value="2314" calcext:value-type="float">
            <text:p>2314</text:p>
          </table:table-cell>
          <table:table-cell table:formula="of:=[.D11]/SUM([.D11:.D14])" office:value-type="float" office:value="0.282470703125" calcext:value-type="float">
            <text:p>0.28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bmqx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“01”</text:p>
          </table:table-cell>
          <table:table-cell table:style-name="ce4" office:value-type="float" office:value="1828" calcext:value-type="float">
            <text:p>1828</text:p>
          </table:table-cell>
          <table:table-cell table:formula="of:=[.D12]/SUM([.D11:.D14])" office:value-type="float" office:value="0.22314453125" calcext:value-type="float">
            <text:p>0.2231</text:p>
          </table:table-cell>
          <table:table-cell table:number-columns-repeated="2"/>
          <table:table-cell table:style-name="ce10" office:value-type="string" calcext:value-type="string">
            <text:p>With 2<text:span text:style-name="T1">nd</text:span> beam splitter</text:p>
          </table:table-cell>
          <table:table-cell table:style-name="ce10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“10”</text:p>
          </table:table-cell>
          <table:table-cell office:value-type="float" office:value="2165" calcext:value-type="float">
            <text:p>2165</text:p>
          </table:table-cell>
          <table:table-cell table:formula="of:=[.D13]/SUM([.D11:.D14])" office:value-type="float" office:value="0.2642822265625" calcext:value-type="float">
            <text:p>0.2643</text:p>
          </table:table-cell>
          <table:table-cell table:number-columns-repeated="2"/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(01)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“11”</text:p>
          </table:table-cell>
          <table:table-cell office:value-type="float" office:value="1885" calcext:value-type="float">
            <text:p>1885</text:p>
          </table:table-cell>
          <table:table-cell table:formula="of:=[.D14]/SUM([.D11:.D14])" office:value-type="float" office:value="0.2301025390625" calcext:value-type="float">
            <text:p>0.2301</text:p>
          </table:table-cell>
          <table:table-cell table:formula="of:=SUM([.E11:.E14])" office:value-type="float" office:value="1" calcext:value-type="float">
            <text:p>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4" table:formula="of:=[.E4]/([.E4]+[.E6])" office:value-type="float" office:value="0.921729901830724" calcext:value-type="float">
            <text:p>0.9217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“00”</text:p>
          </table:table-cell>
          <table:table-cell office:value-type="float" office:value="2237" calcext:value-type="float">
            <text:p>2237</text:p>
          </table:table-cell>
          <table:table-cell table:formula="of:=[.D15]/SUM([.D15:.D18])" office:value-type="float" office:value="0.2730712890625" calcext:value-type="float">
            <text:p>0.2731</text:p>
          </table:table-cell>
          <table:table-cell table:number-columns-repeated="2"/>
          <table:table-cell table:style-name="ce12" office:value-type="float" office:value="0.125" calcext:value-type="float">
            <text:p>0.125</text:p>
          </table:table-cell>
          <table:table-cell table:style-name="ce12" table:formula="of:=[.E32]/([.E32]+[.E34])" office:value-type="float" office:value="0.890934065934066" calcext:value-type="float">
            <text:p>0.89093406593406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“01”</text:p>
          </table:table-cell>
          <table:table-cell office:value-type="float" office:value="808" calcext:value-type="float">
            <text:p>808</text:p>
          </table:table-cell>
          <table:table-cell table:formula="of:=[.D16]/SUM([.D15:.D18])" office:value-type="float" office:value="0.0986328125" calcext:value-type="float">
            <text:p>0.0986</text:p>
          </table:table-cell>
          <table:table-cell table:number-columns-repeated="2"/>
          <table:table-cell table:style-name="ce11" office:value-type="float" office:value="0.25" calcext:value-type="float">
            <text:p>0.25</text:p>
          </table:table-cell>
          <table:table-cell table:style-name="ce14" table:formula="of:=[.E8]/([.E8]+[.E10])" office:value-type="float" office:value="0.768119818133191" calcext:value-type="float">
            <text:p>0.7681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“10”</text:p>
          </table:table-cell>
          <table:table-cell office:value-type="float" office:value="2172" calcext:value-type="float">
            <text:p>2172</text:p>
          </table:table-cell>
          <table:table-cell table:formula="of:=[.D17]/SUM([.D15:.D18])" office:value-type="float" office:value="0.26513671875" calcext:value-type="float">
            <text:p>0.2651</text:p>
          </table:table-cell>
          <table:table-cell table:number-columns-repeated="2"/>
          <table:table-cell table:style-name="ce11" office:value-type="float" office:value="0.5" calcext:value-type="float">
            <text:p>0.5</text:p>
          </table:table-cell>
          <table:table-cell table:style-name="ce14" table:formula="of:=[.E12]/([.E12]+[.E14])" office:value-type="float" office:value="0.492324266092109" calcext:value-type="float">
            <text:p>0.4923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“11”</text:p>
          </table:table-cell>
          <table:table-cell office:value-type="float" office:value="2975" calcext:value-type="float">
            <text:p>2975</text:p>
          </table:table-cell>
          <table:table-cell table:formula="of:=[.D18]/SUM([.D15:.D18])" office:value-type="float" office:value="0.3631591796875" calcext:value-type="float">
            <text:p>0.3632</text:p>
          </table:table-cell>
          <table:table-cell table:formula="of:=SUM([.E15:.E18])" office:value-type="float" office:value="1" calcext:value-type="float">
            <text:p>1</text:p>
          </table:table-cell>
          <table:table-cell/>
          <table:table-cell table:style-name="ce12" office:value-type="float" office:value="0.625" calcext:value-type="float">
            <text:p>0.625</text:p>
          </table:table-cell>
          <table:table-cell table:style-name="ce12" table:formula="of:=[.E28]/([.E28]+[.E30])" office:value-type="float" office:value="0.288612388423046" calcext:value-type="float">
            <text:p>0.28861238842304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office:value-type="float" office:value="2225" calcext:value-type="float">
            <text:p>2225</text:p>
          </table:table-cell>
          <table:table-cell table:formula="of:=[.D19]/SUM([.D19:.D22])" office:value-type="float" office:value="0.2716064453125" calcext:value-type="float">
            <text:p>0.2716</text:p>
          </table:table-cell>
          <table:table-cell table:number-columns-repeated="2"/>
          <table:table-cell table:style-name="ce11" office:value-type="float" office:value="0.75" calcext:value-type="float">
            <text:p>0.75</text:p>
          </table:table-cell>
          <table:table-cell table:style-name="ce14" table:formula="of:=[.E16]/([.E16]+[.E18])" office:value-type="float" office:value="0.213587100185038" calcext:value-type="float">
            <text:p>0.213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office:value-type="float" office:value="576" calcext:value-type="float">
            <text:p>576</text:p>
          </table:table-cell>
          <table:table-cell table:formula="of:=[.D20]/SUM([.D19:.D22])" office:value-type="float" office:value="0.0703125" calcext:value-type="float">
            <text:p>0.0703</text:p>
          </table:table-cell>
          <table:table-cell table:number-columns-repeated="2"/>
          <table:table-cell table:style-name="ce12" office:value-type="float" office:value="0.875" calcext:value-type="float">
            <text:p>0.875</text:p>
          </table:table-cell>
          <table:table-cell table:style-name="ce12" table:formula="of:=[.E40]/([.E40]+[.E42])" office:value-type="float" office:value="0.134808853118712" calcext:value-type="float">
            <text:p>0.134808853118712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”</text:p>
          </table:table-cell>
          <table:table-cell office:value-type="float" office:value="2100" calcext:value-type="float">
            <text:p>2100</text:p>
          </table:table-cell>
          <table:table-cell table:formula="of:=[.D21]/SUM([.D19:.D22])" office:value-type="float" office:value="0.25634765625" calcext:value-type="float">
            <text:p>0.2563</text:p>
          </table:table-cell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4" table:formula="of:=[.E20]/([.E20]+[.E22])" office:value-type="float" office:value="0.148952676493406" calcext:value-type="float">
            <text:p>0.1490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1”</text:p>
          </table:table-cell>
          <table:table-cell office:value-type="float" office:value="3291" calcext:value-type="float">
            <text:p>3291</text:p>
          </table:table-cell>
          <table:table-cell table:formula="of:=[.D22]/SUM([.D19:.D22])" office:value-type="float" office:value="0.4017333984375" calcext:value-type="float">
            <text:p>0.4017</text:p>
          </table:table-cell>
          <table:table-cell table:formula="of:=SUM([.E19:.E22])" office:value-type="float" office:value="1" calcext:value-type="float">
            <text:p>1</text:p>
          </table:table-cell>
          <table:table-cell/>
          <table:table-cell table:style-name="ce12" office:value-type="float" office:value="1.125" calcext:value-type="float">
            <text:p>1.125</text:p>
          </table:table-cell>
          <table:table-cell table:style-name="ce12" table:formula="of:=[.E36]/([.E36]+[.E38])" office:value-type="float" office:value="0.214374225526642" calcext:value-type="float">
            <text:p>0.214374225526642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“00”</text:p>
          </table:table-cell>
          <table:table-cell office:value-type="float" office:value="2410" calcext:value-type="float">
            <text:p>2410</text:p>
          </table:table-cell>
          <table:table-cell table:formula="of:=[.D23]/SUM([.D23:.D26])" office:value-type="float" office:value="0.294189453125" calcext:value-type="float">
            <text:p>0.2942</text:p>
          </table:table-cell>
          <table:table-cell table:number-columns-repeated="2"/>
          <table:table-cell table:style-name="ce12" office:value-type="float" office:value="1.25" calcext:value-type="float">
            <text:p>1.25</text:p>
          </table:table-cell>
          <table:table-cell table:style-name="ce12" table:formula="of:=[.E44]/([.E44]+[.E46])" office:value-type="float" office:value="0.344361265394832" calcext:value-type="float">
            <text:p>0.344361265394832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“01”</text:p>
          </table:table-cell>
          <table:table-cell office:value-type="float" office:value="2189" calcext:value-type="float">
            <text:p>2189</text:p>
          </table:table-cell>
          <table:table-cell table:formula="of:=[.D24]/SUM([.D23:.D26])" office:value-type="float" office:value="0.2672119140625" calcext:value-type="float">
            <text:p>0.2672</text:p>
          </table:table-cell>
          <table:table-cell table:number-columns-repeated="2"/>
          <table:table-cell table:style-name="ce11" office:value-type="float" office:value="1.5" calcext:value-type="float">
            <text:p>1.5</text:p>
          </table:table-cell>
          <table:table-cell table:style-name="ce14" table:formula="of:=[.E24]/([.E24]+[.E26])" office:value-type="float" office:value="0.563884595569294" calcext:value-type="float">
            <text:p>0.5639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“10”</text:p>
          </table:table-cell>
          <table:table-cell office:value-type="float" office:value="1900" calcext:value-type="float">
            <text:p>1900</text:p>
          </table:table-cell>
          <table:table-cell table:formula="of:=[.D25]/SUM([.D23:.D26])" office:value-type="float" office:value="0.23193359375" calcext:value-type="float">
            <text:p>0.2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“11”</text:p>
          </table:table-cell>
          <table:table-cell office:value-type="float" office:value="1693" calcext:value-type="float">
            <text:p>1693</text:p>
          </table:table-cell>
          <table:table-cell table:formula="of:=[.D26]/SUM([.D23:.D26])" office:value-type="float" office:value="0.2066650390625" calcext:value-type="float">
            <text:p>0.2067</text:p>
          </table:table-cell>
          <table:table-cell table:formula="of:=SUM([.E23:.E2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“00”</text:p>
          </table:table-cell>
          <table:table-cell office:value-type="float" office:value="2105" calcext:value-type="float">
            <text:p>2105</text:p>
          </table:table-cell>
          <table:table-cell table:formula="of:=[.D27]/SUM([.D27:.D30])" office:value-type="float" office:value="0.2569580078125" calcext:value-type="float">
            <text:p>0.2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“01”</text:p>
          </table:table-cell>
          <table:table-cell office:value-type="float" office:value="1067" calcext:value-type="float">
            <text:p>1067</text:p>
          </table:table-cell>
          <table:table-cell table:formula="of:=[.D28]/SUM([.D27:.D30])" office:value-type="float" office:value="0.1302490234375" calcext:value-type="float">
            <text:p>0.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“10”</text:p>
          </table:table-cell>
          <table:table-cell office:value-type="float" office:value="2390" calcext:value-type="float">
            <text:p>2390</text:p>
          </table:table-cell>
          <table:table-cell table:formula="of:=[.D29]/SUM([.D27:.D30])" office:value-type="float" office:value="0.291748046875" calcext:value-type="float">
            <text:p>0.2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“11”</text:p>
          </table:table-cell>
          <table:table-cell office:value-type="float" office:value="2630" calcext:value-type="float">
            <text:p>2630</text:p>
          </table:table-cell>
          <table:table-cell table:formula="of:=[.D30]/SUM([.D27:.D30])" office:value-type="float" office:value="0.321044921875" calcext:value-type="float">
            <text:p>0.3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“00”</text:p>
          </table:table-cell>
          <table:table-cell office:value-type="float" office:value="2321" calcext:value-type="float">
            <text:p>2321</text:p>
          </table:table-cell>
          <table:table-cell table:formula="of:=[.D31]/SUM([.D31:.D34])" office:value-type="float" office:value="0.2833251953125" calcext:value-type="float">
            <text:p>0.2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“01”</text:p>
          </table:table-cell>
          <table:table-cell office:value-type="float" office:value="3243" calcext:value-type="float">
            <text:p>3243</text:p>
          </table:table-cell>
          <table:table-cell table:formula="of:=[.D32]/SUM([.D31:.D34])" office:value-type="float" office:value="0.3958740234375" calcext:value-type="float">
            <text:p>0.3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“10”</text:p>
          </table:table-cell>
          <table:table-cell office:value-type="float" office:value="2231" calcext:value-type="float">
            <text:p>2231</text:p>
          </table:table-cell>
          <table:table-cell table:formula="of:=[.D33]/SUM([.D31:.D34])" office:value-type="float" office:value="0.2723388671875" calcext:value-type="float">
            <text:p>0.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“11”</text:p>
          </table:table-cell>
          <table:table-cell office:value-type="float" office:value="397" calcext:value-type="float">
            <text:p>397</text:p>
          </table:table-cell>
          <table:table-cell table:formula="of:=[.D34]/SUM([.D31:.D34])" office:value-type="float" office:value="0.0484619140625" calcext:value-type="float">
            <text:p>0.04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“00”</text:p>
          </table:table-cell>
          <table:table-cell office:value-type="float" office:value="2481" calcext:value-type="float">
            <text:p>2481</text:p>
          </table:table-cell>
          <table:table-cell table:formula="of:=[.D35]/SUM([.D35:.D38])" office:value-type="float" office:value="0.3028564453125" calcext:value-type="float">
            <text:p>0.3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“01”</text:p>
          </table:table-cell>
          <table:table-cell office:value-type="float" office:value="865" calcext:value-type="float">
            <text:p>865</text:p>
          </table:table-cell>
          <table:table-cell table:formula="of:=[.D36]/SUM([.D35:.D38])" office:value-type="float" office:value="0.1055908203125" calcext:value-type="float">
            <text:p>0.1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“10”</text:p>
          </table:table-cell>
          <table:table-cell office:value-type="float" office:value="1676" calcext:value-type="float">
            <text:p>1676</text:p>
          </table:table-cell>
          <table:table-cell table:formula="of:=[.D37]/SUM([.D35:.D38])" office:value-type="float" office:value="0.20458984375" calcext:value-type="float">
            <text:p>0.2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“11”</text:p>
          </table:table-cell>
          <table:table-cell office:value-type="float" office:value="3170" calcext:value-type="float">
            <text:p>3170</text:p>
          </table:table-cell>
          <table:table-cell table:formula="of:=[.D38]/SUM([.D35:.D38])" office:value-type="float" office:value="0.386962890625" calcext:value-type="float">
            <text:p>0.38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“00”</text:p>
          </table:table-cell>
          <table:table-cell office:value-type="float" office:value="2350" calcext:value-type="float">
            <text:p>2350</text:p>
          </table:table-cell>
          <table:table-cell table:formula="of:=[.D39]/SUM([.D39:.D42])" office:value-type="float" office:value="0.286865234375" calcext:value-type="float">
            <text:p>0.2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“01”</text:p>
          </table:table-cell>
          <table:table-cell office:value-type="float" office:value="536" calcext:value-type="float">
            <text:p>536</text:p>
          </table:table-cell>
          <table:table-cell table:formula="of:=[.D40]/SUM([.D39:.D42])" office:value-type="float" office:value="0.0654296875" calcext:value-type="float">
            <text:p>0.0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“10”</text:p>
          </table:table-cell>
          <table:table-cell office:value-type="float" office:value="1866" calcext:value-type="float">
            <text:p>1866</text:p>
          </table:table-cell>
          <table:table-cell table:formula="of:=[.D41]/SUM([.D39:.D42])" office:value-type="float" office:value="0.227783203125" calcext:value-type="float">
            <text:p>0.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“11”</text:p>
          </table:table-cell>
          <table:table-cell office:value-type="float" office:value="3440" calcext:value-type="float">
            <text:p>3440</text:p>
          </table:table-cell>
          <table:table-cell table:formula="of:=[.D42]/SUM([.D39:.D42])" office:value-type="float" office:value="0.419921875" calcext:value-type="float">
            <text:p>0.4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“00”</text:p>
          </table:table-cell>
          <table:table-cell office:value-type="float" office:value="2521" calcext:value-type="float">
            <text:p>2521</text:p>
          </table:table-cell>
          <table:table-cell table:formula="of:=[.D43]/SUM([.D43:.D46])" office:value-type="float" office:value="0.3077392578125" calcext:value-type="float">
            <text:p>0.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“01”</text:p>
          </table:table-cell>
          <table:table-cell office:value-type="float" office:value="1426" calcext:value-type="float">
            <text:p>1426</text:p>
          </table:table-cell>
          <table:table-cell table:formula="of:=[.D44]/SUM([.D43:.D46])" office:value-type="float" office:value="0.174072265625" calcext:value-type="float">
            <text:p>0.1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“10”</text:p>
          </table:table-cell>
          <table:table-cell office:value-type="float" office:value="1530" calcext:value-type="float">
            <text:p>1530</text:p>
          </table:table-cell>
          <table:table-cell table:formula="of:=[.D45]/SUM([.D43:.D46])" office:value-type="float" office:value="0.186767578125" calcext:value-type="float">
            <text:p>0.1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“11”</text:p>
          </table:table-cell>
          <table:table-cell office:value-type="float" office:value="2715" calcext:value-type="float">
            <text:p>2715</text:p>
          </table:table-cell>
          <table:table-cell table:formula="of:=[.D46]/SUM([.D43:.D46])" office:value-type="float" office:value="0.3314208984375" calcext:value-type="float">
            <text:p>0.331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 table:number-rows-repeated="2">
          <table:table-cell table:style-name="ce17" table:number-columns-repeated="7"/>
          <table:table-cell table:number-columns-repeated="2"/>
        </table:table-row>
        <table:table-row table:style-name="ro1" table:number-rows-repeated="20">
          <table:table-cell table:style-name="ce18" table:number-columns-repeated="4"/>
          <table:table-cell table:style-name="ce21"/>
          <table:table-cell table:style-name="ce17" table:number-columns-repeated="2"/>
          <table:table-cell table:number-columns-repeated="2"/>
        </table:table-row>
        <table:table-row table:style-name="ro1" table:number-rows-repeated="2">
          <table:table-cell table:style-name="ce17" table:number-columns-repeated="7"/>
          <table:table-cell table:number-columns-repeated="2"/>
        </table:table-row>
        <table:table-row table:style-name="ro1">
          <table:table-cell table:style-name="ce17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0:44:04.514268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2-20T11:00:47.645513465</dc:date>
    <meta:editing-duration>PT22H15M22S</meta:editing-duration>
    <meta:editing-cycles>20</meta:editing-cycles>
    <meta:document-statistic meta:table-count="1" meta:cell-count="2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7cm" svg:height="7.198cm" xlink:href=".." xlink:type="simple" chart:class="chart:scatter" chart:style-name="ch1">
        <chart:legend chart:legend-position="end" svg:x="17.35cm" svg:y="3.3cm" style:legend-expansion="high" chart:style-name="ch2"/>
        <chart:plot-area chart:style-name="ch3" table:cell-range-address="Sheet1.H4:Sheet1.I9" svg:x="0.401cm" svg:y="0.143cm" svg:width="16.548cm" svg:height="6.912cm">
          <chartooo:coordinate-region svg:x="1.684cm" svg:y="0.342cm" svg:width="15.265cm" svg:height="6.0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9" chart:class="chart:scatter">
            <chart:domain table:cell-range-address="Sheet1.H4:Sheet1.H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:Sheet1.H9</svg:desc>
                </draw:g>
              </table:table-cell>
              <table:table-cell office:value-type="float" office:value="0.554374858693195">
                <text:p>0.554374858693195</text:p>
                <draw:g>
                  <svg:desc>Sheet1.I4:Sheet1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542555580507523">
                <text:p>0.542555580507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16633177048448">
                <text:p>0.51663317704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507371286005897">
                <text:p>0.50737128600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14450867052023">
                <text:p>0.514450867052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559164733178654">
                <text:p>0.559164733178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7cm" svg:height="9.053cm" xlink:href=".." xlink:type="simple" chart:class="chart:scatter" chart:style-name="ch1">
        <chart:legend chart:legend-position="end" svg:x="17.35cm" svg:y="4.227cm" style:legend-expansion="high" chart:style-name="ch2"/>
        <chart:plot-area chart:style-name="ch3" table:cell-range-address="Sheet1.H14:Sheet1.I24" svg:x="0.401cm" svg:y="0.181cm" svg:width="16.548cm" svg:height="8.691cm">
          <chartooo:coordinate-region svg:x="1.684cm" svg:y="0.38cm" svg:width="15.265cm" svg:height="7.8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4:Sheet1.I24" chart:class="chart:scatter">
            <chart:domain table:cell-range-address="Sheet1.H14:Sheet1.H2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4:Sheet1.H24</svg:desc>
                </draw:g>
              </table:table-cell>
              <table:table-cell office:value-type="float" office:value="0.921729901830724">
                <text:p>0.921729901830724</text:p>
                <draw:g>
                  <svg:desc>Sheet1.I14:Sheet1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0.890934065934066">
                <text:p>0.890934065934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768119818133191">
                <text:p>0.768119818133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492324266092109">
                <text:p>0.49232426609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288612388423046">
                <text:p>0.288612388423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213587100185038">
                <text:p>0.213587100185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134808853118712">
                <text:p>0.134808853118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48952676493406">
                <text:p>0.148952676493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5">
                <text:p>1.125</text:p>
              </table:table-cell>
              <table:table-cell office:value-type="float" office:value="0.214374225526642">
                <text:p>0.21437422552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">
                <text:p>1.25</text:p>
              </table:table-cell>
              <table:table-cell office:value-type="float" office:value="0.344361265394832">
                <text:p>0.344361265394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0.563884595569294">
                <text:p>0.563884595569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